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apSender.doSend( URL u , InputStream is , String proxyServer , int proxyPort , String username , String password , String soapA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ttpSoapSender.main( String [ ] argv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HttpSoapSender.getProg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